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f0fb" officeooo:paragraph-rsid="0015f0fb" style:font-weight-asian="bold" style:font-weight-complex="bold"/>
    </style:style>
    <style:style style:name="P2" style:family="paragraph" style:parent-style-name="Standard">
      <style:text-properties fo:font-weight="bold" officeooo:rsid="0016aafd" officeooo:paragraph-rsid="0016aafd" style:font-weight-asian="bold" style:font-weight-complex="bold"/>
    </style:style>
    <style:style style:name="P3" style:family="paragraph" style:parent-style-name="Standard">
      <style:text-properties fo:font-weight="normal" officeooo:rsid="0015f0fb" officeooo:paragraph-rsid="0015f0fb" style:font-weight-asian="normal" style:font-weight-complex="normal"/>
    </style:style>
    <style:style style:name="P4" style:family="paragraph" style:parent-style-name="Standard">
      <style:text-properties fo:font-weight="normal" officeooo:rsid="0016aafd" officeooo:paragraph-rsid="0016aafd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</text:p>
      <text:p text:style-name="P1"><text:span text:style-name="T1">purpose of lab: program robot arm to stack blocks</text:span></text:p>
      <text:p text:style-name="P1"><text:span text:style-name="T1">Intended audience: other students at our level who intend on implementing our design</text:span></text:p>
      <text:p text:style-name="P1"><text:span text:style-name="T1">Why are microcontrollers and robots important? </text:span></text:p>
      <text:p text:style-name="P1"><text:span text:style-name="T1">What to expect in remainder of document</text:span></text:p>
      <text:p text:style-name="P1"/>
      <text:p text:style-name="P1">High-level Design</text:p>
      <text:p text:style-name="P3"/>
      <text:p text:style-name="P3"/>
      <text:p text:style-name="P2">Detailed Design</text:p>
      <text:p text:style-name="P4"/>
      <text:p text:style-name="P4"/>
      <text:p text:style-name="P2">Software Design</text:p>
      <text:p text:style-name="P4"/>
      <text:p text:style-name="P4"/>
      <text:p text:style-name="P2">System Testing</text:p>
      <text:p text:style-name="P4"/>
      <text:p text:style-name="P4"/>
      <text:p text:style-name="P2">Conclusion</text:p>
      <text:p text:style-name="P4"/>
      <text:p text:style-name="P4"/>
      <text:p text:style-name="P2">Appendix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08:59:14.723705148</meta:creation-date>
    <dc:date>2015-03-10T09:17:19.444832532</dc:date>
    <meta:editing-duration>PT2M55S</meta:editing-duration>
    <meta:editing-cycles>1</meta:editing-cycles>
    <meta:document-statistic meta:table-count="0" meta:image-count="0" meta:object-count="0" meta:page-count="1" meta:paragraph-count="11" meta:word-count="46" meta:character-count="310" meta:non-whitespace-character-count="274"/>
    <meta:generator>LibreOffice/4.2.7.2$Linux_X86_64 LibreOffice_project/420m0$Build-2</meta:generator>
  </office:meta>
</office:document-meta>
</file>